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mbria" svg:font-family="Cambria"/>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0.0pt"/>
    </style:style>
    <style:style style:name="P2" style:family="paragraph" style:parent-style-name="Standard">
      <style:paragraph-properties fo:text-align="justify"/>
      <style:text-properties style:font-name="Times New Roman" fo:font-size="10.0pt"/>
    </style:style>
    <style:style style:name="P3" style:family="paragraph" style:parent-style-name="Standard">
      <style:text-properties style:font-name="Times New Roman" fo:font-size="12.0pt"/>
    </style:style>
    <style:style style:name="P4"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New Roman" fo:font-size="11.0pt"/>
    </style:style>
    <style:style style:name="P5"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New Roman" fo:font-size="11.0pt" fo:color="#000000"/>
    </style:style>
    <style:style style:name="P6"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Cambria" fo:font-size="12.0pt"/>
    </style:style>
    <style:style style:name="P7" style:family="paragraph" style:parent-style-name="Standard">
      <style:paragraph-properties fo:text-align="center"/>
      <style:text-properties style:font-name="Cambria" fo:font-size="12.0pt"/>
    </style:style>
    <style:style style:name="P8" style:family="paragraph" style:parent-style-name="Standard">
      <style:paragraph-properties fo:text-align="justify">
        <style:tab-stops>
          <style:tab-stop style:position="0.5000in"/>
        </style:tab-stops>
      </style:paragraph-properties>
      <style:text-properties style:font-name="Times New Roman" fo:font-size="11.0pt" fo:color="#000000"/>
    </style:style>
    <style:style style:name="P9" style:family="paragraph" style:parent-style-name="Standard">
      <style:paragraph-properties fo:margin-left="0.2500in" fo:text-align="justify"/>
      <style:text-properties style:font-name="Times New Roman" fo:font-size="11.0pt" fo:color="#000000"/>
    </style:style>
    <style:style style:name="P10" style:family="paragraph" style:parent-style-name="Standard">
      <style:paragraph-properties fo:margin-left="0.2500in" fo:text-align="justify"/>
      <style:text-properties style:font-name="Times New Roman" fo:font-size="11.0pt"/>
    </style:style>
    <style:style style:name="P11" style:family="paragraph" style:parent-style-name="Standard">
      <style:paragraph-properties fo:margin-left="0.5000in" fo:text-align="justify"/>
      <style:text-properties style:font-name="Times New Roman" fo:font-size="11.0pt"/>
    </style:style>
    <style:style style:name="P12" style:family="paragraph" style:parent-style-name="Standard">
      <style:paragraph-properties fo:text-align="justify"/>
      <style:text-properties style:font-name="Times New Roman" fo:font-size="11.0pt"/>
    </style:style>
    <style:style style:name="P13" style:family="paragraph" style:parent-style-name="Standard">
      <style:paragraph-properties fo:text-align="justify"/>
      <style:text-properties style:font-name="Times New Roman"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fo:font-weight="bold" fo:font-weight-asian="bold" fo:font-weight-complex="bold"/>
    </style:style>
    <style:style style:name="T3" style:family="text">
      <style:text-properties style:font-name="Times New Roman" fo:font-size="11.0pt" fo:font-size-asian="11.0pt" fo:font-size-complex="11.0pt" fo:color="#000000"/>
    </style:style>
    <style:style style:name="T4" style:family="text">
      <style:text-properties fo:font-style="italic" fo:font-style-asian="italic" fo:font-style-complex="italic"/>
    </style:style>
    <style:style style:name="T5" style:family="text">
      <style:text-properties fo:color="#000000"/>
    </style:style>
    <style:style style:name="T6" style:family="text">
      <style:text-properties fo:font-size="12.0pt" fo:font-size-asian="12.0pt" fo:font-size-complex="12.0pt"/>
    </style:style>
    <style:style style:name="T7" style:family="text">
      <style:text-properties fo:font-style="italic" fo:font-style-asian="italic" fo:font-style-complex="italic" fo:font-weight="bold" fo:font-weight-asian="bold" fo:font-weight-complex="bold" fo:color="#0000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a">
        <style:list-level-properties text:space-before="0.25in" text:min-label-width="0.25in"/>
      </text:list-level-style-number>
    </text:list-style>
  </office:automatic-styles>
  <office:body>
    <office:text>
      <text:p text:style-name="P1"><text:span text:style-name="T1">Assignment 06</text:span></text:p>
      <text:p text:style-name="P1">Assigned: 03/19/15<text:tab/>Due: 04/12/15</text:p>
      <text:p text:style-name="P2"/>
      <text:p text:style-name="P3"/>
      <text:list text:style-name="L1">
        <text:list-item>
          <text:p text:style-name="P4">Show how to perform the operation (23 / 9) using the optimized division algorithm. Assume the operands are 6b instead of 32b (be sure that you adjust all of the registers appropriately). You must show each step, from initialization to the final product. <text:span text:style-name="T2">(8)</text:span></text:p>
        </text:list-item>
        <text:list-item>
          <text:p text:style-name="P5"/>
        </text:list-item>
        <text:list-item>
          <text:p text:style-name="P6"><text:span text:style-name="T3"><text:s text:c="4"/></text:span><text:s text:c="15"/>Remainder<text:tab/><text:tab/><text:s text:c="18"/>Quotient<text:tab/><text:tab/><text:tab/><text:s text:c="7"/>Divisor</text:p>
        </text:list-item>
        <table:table table:name="Table1" table:style-name="Table1">
          <table:table-column table:style-name="TableColumn1"/>
          <table:table-column table:style-name="TableColumn1"/>
          <table:table-column table:style-name="TableColumn1"/>
          <table:table-row>
            <table:table-cell table:style-name="TableCell1">
              <text:list-item>
                <text:p text:style-name="P7">000000 010111</text:p>
              </text:list-item>
            </table:table-cell>
            <table:table-cell table:style-name="TableCell1">
              <text:list-item>
                <text:p text:style-name="P7">000000</text:p>
              </text:list-item>
            </table:table-cell>
            <table:table-cell table:style-name="TableCell1">
              <text:list-item>
                <text:p text:style-name="P7">001001 000000</text:p>
              </text:list-item>
            </table:table-cell>
          </table:table-row>
          <table:table-row>
            <table:table-cell table:style-name="TableCell1">
              <text:list-item>
                <text:p text:style-name="P7">110111 010111</text:p>
              </text:list-item>
            </table:table-cell>
            <table:table-cell table:style-name="TableCell1">
              <text:list-item>
                <text:p text:style-name="P7">000000</text:p>
              </text:list-item>
            </table:table-cell>
            <table:table-cell table:style-name="TableCell1">
              <text:list-item>
                <text:p text:style-name="P7">001001 000000</text:p>
              </text:list-item>
            </table:table-cell>
          </table:table-row>
          <table:table-row>
            <table:table-cell table:style-name="TableCell1">
              <text:list-item>
                <text:p text:style-name="P7">000000 010111</text:p>
              </text:list-item>
            </table:table-cell>
            <table:table-cell table:style-name="TableCell1">
              <text:list-item>
                <text:p text:style-name="P7">000000</text:p>
              </text:list-item>
            </table:table-cell>
            <table:table-cell table:style-name="TableCell1">
              <text:list-item>
                <text:p text:style-name="P7">000100 100000</text:p>
              </text:list-item>
            </table:table-cell>
          </table:table-row>
          <table:table-row>
            <table:table-cell table:style-name="TableCell1">
              <text:list-item>
                <text:p text:style-name="P7">111011 101011</text:p>
              </text:list-item>
            </table:table-cell>
            <table:table-cell table:style-name="TableCell1">
              <text:list-item>
                <text:p text:style-name="P7">000000</text:p>
              </text:list-item>
            </table:table-cell>
            <table:table-cell table:style-name="TableCell1">
              <text:list-item>
                <text:p text:style-name="P7">000100 100000</text:p>
              </text:list-item>
            </table:table-cell>
          </table:table-row>
          <table:table-row>
            <table:table-cell table:style-name="TableCell1">
              <text:list-item>
                <text:p text:style-name="P7">000000 010111</text:p>
              </text:list-item>
            </table:table-cell>
            <table:table-cell table:style-name="TableCell1">
              <text:list-item>
                <text:p text:style-name="P7">000000</text:p>
              </text:list-item>
            </table:table-cell>
            <table:table-cell table:style-name="TableCell1">
              <text:list-item>
                <text:p text:style-name="P7">000010 010000</text:p>
              </text:list-item>
            </table:table-cell>
          </table:table-row>
          <table:table-row>
            <table:table-cell table:style-name="TableCell1">
              <text:list-item>
                <text:p text:style-name="P7">111110 000111</text:p>
              </text:list-item>
            </table:table-cell>
            <table:table-cell table:style-name="TableCell1">
              <text:list-item>
                <text:p text:style-name="P7">000000</text:p>
              </text:list-item>
            </table:table-cell>
            <table:table-cell table:style-name="TableCell1">
              <text:list-item>
                <text:p text:style-name="P7">000010 010000</text:p>
              </text:list-item>
            </table:table-cell>
          </table:table-row>
          <table:table-row>
            <table:table-cell table:style-name="TableCell1">
              <text:list-item>
                <text:p text:style-name="P7">000000 010111</text:p>
              </text:list-item>
            </table:table-cell>
            <table:table-cell table:style-name="TableCell1">
              <text:list-item>
                <text:p text:style-name="P7">000000</text:p>
              </text:list-item>
            </table:table-cell>
            <table:table-cell table:style-name="TableCell1">
              <text:list-item>
                <text:p text:style-name="P7">000001 001000</text:p>
              </text:list-item>
            </table:table-cell>
          </table:table-row>
          <table:table-row>
            <table:table-cell table:style-name="TableCell1">
              <text:list-item>
                <text:p text:style-name="P7">111111 001111</text:p>
              </text:list-item>
            </table:table-cell>
            <table:table-cell table:style-name="TableCell1">
              <text:list-item>
                <text:p text:style-name="P7">000000</text:p>
              </text:list-item>
            </table:table-cell>
            <table:table-cell table:style-name="TableCell1">
              <text:list-item>
                <text:p text:style-name="P7">000000 100100</text:p>
              </text:list-item>
            </table:table-cell>
          </table:table-row>
          <table:table-row>
            <table:table-cell table:style-name="TableCell1">
              <text:list-item>
                <text:p text:style-name="P7">000000 010111</text:p>
              </text:list-item>
            </table:table-cell>
            <table:table-cell table:style-name="TableCell1">
              <text:list-item>
                <text:p text:style-name="P7">000000</text:p>
              </text:list-item>
            </table:table-cell>
            <table:table-cell table:style-name="TableCell1">
              <text:list-item>
                <text:p text:style-name="P7">000000 100100</text:p>
              </text:list-item>
            </table:table-cell>
          </table:table-row>
          <table:table-row>
            <table:table-cell table:style-name="TableCell1">
              <text:list-item>
                <text:p text:style-name="P7">111111 110011</text:p>
              </text:list-item>
            </table:table-cell>
            <table:table-cell table:style-name="TableCell1">
              <text:list-item>
                <text:p text:style-name="P7">000000</text:p>
              </text:list-item>
            </table:table-cell>
            <table:table-cell table:style-name="TableCell1">
              <text:list-item>
                <text:p text:style-name="P7">000000 100100</text:p>
              </text:list-item>
            </table:table-cell>
          </table:table-row>
          <table:table-row>
            <table:table-cell table:style-name="TableCell1">
              <text:list-item>
                <text:p text:style-name="P7">000000 010111</text:p>
              </text:list-item>
            </table:table-cell>
            <table:table-cell table:style-name="TableCell1">
              <text:list-item>
                <text:p text:style-name="P7">000000</text:p>
              </text:list-item>
            </table:table-cell>
            <table:table-cell table:style-name="TableCell1">
              <text:list-item>
                <text:p text:style-name="P7">000000 010010</text:p>
              </text:list-item>
            </table:table-cell>
          </table:table-row>
          <table:table-row>
            <table:table-cell table:style-name="TableCell1">
              <text:list-item>
                <text:p text:style-name="P7">000000 000101</text:p>
              </text:list-item>
            </table:table-cell>
            <table:table-cell table:style-name="TableCell1">
              <text:list-item>
                <text:p text:style-name="P7">000001</text:p>
              </text:list-item>
            </table:table-cell>
            <table:table-cell table:style-name="TableCell1">
              <text:list-item>
                <text:p text:style-name="P7">000000 001001</text:p>
              </text:list-item>
            </table:table-cell>
          </table:table-row>
          <table:table-row>
            <table:table-cell table:style-name="TableCell1">
              <text:list-item>
                <text:p text:style-name="P7">111111 111100</text:p>
              </text:list-item>
            </table:table-cell>
            <table:table-cell table:style-name="TableCell1">
              <text:list-item>
                <text:p text:style-name="P7">000010</text:p>
              </text:list-item>
            </table:table-cell>
            <table:table-cell table:style-name="TableCell1">
              <text:list-item>
                <text:p text:style-name="P7">000000 000100</text:p>
              </text:list-item>
            </table:table-cell>
          </table:table-row>
          <table:table-row>
            <table:table-cell table:style-name="TableCell1">
              <text:list-item>
                <text:p text:style-name="P7">000000 000101</text:p>
              </text:list-item>
            </table:table-cell>
            <table:table-cell table:style-name="TableCell1">
              <text:list-item>
                <text:p text:style-name="P7">000010</text:p>
              </text:list-item>
            </table:table-cell>
            <table:table-cell table:style-name="TableCell1">
              <text:list-item>
                <text:p text:style-name="P7">000000 000100</text:p>
              </text:list-item>
            </table:table-cell>
          </table:table-row>
        </table:table>
        <text:list-item>
          <text:p text:style-name="P5"><text:s text:c="3"/>2a. <text:s text:c="3"/>What is the entity name in the design file? <text:span text:style-name="T2">(1) </text:span><text:span text:style-name="T4">or_gate</text:span></text:p>
        </text:list-item>
      </text:list>
      <text:list text:style-name="L2">
        <text:list-item>
          <text:p text:style-name="P5">What is the name of the architecture in the design file?<text:span text:style-name="T2"><text:s/>(1) rtl</text:span></text:p>
        </text:list-item>
        <text:list-item>
          <text:p text:style-name="P5">What is the name of the entity in the testbench file?<text:span text:style-name="T2"><text:s/>(1)</text:span></text:p>
        </text:list-item>
        <text:list-item>
          <text:p text:style-name="P5">What is the name of the architecture in the testbench file?<text:span text:style-name="T2"><text:s/>(1)</text:span></text:p>
        </text:list-item>
      </text:list>
      <text:p text:style-name="P8"/>
      <text:p text:style-name="P8"/>
      <text:list text:style-name="L2">
        <text:list-item>
          <text:p text:style-name="P4"><text:span text:style-name="T5"><text:s text:c="4"/>3a. <text:s text:c="2"/></text:span>What does an ‘X’ represent when using the std_logic type?<text:span text:style-name="T2"><text:s/>(1)</text:span></text:p>
        </text:list-item>
      </text:list>
      <text:list text:style-name="L1">
        <text:list-item>
          <text:p text:style-name="P5"><text:s text:c="4"/>b. <text:s text:c="2"/>What does a ‘Z’ represent?<text:span text:style-name="T2"><text:s/>(1)</text:span></text:p>
        </text:list-item>
      </text:list>
      <text:p text:style-name="P9"/>
      <text:p text:style-name="P9"/>
      <text:list text:style-name="L1">
        <text:list-item>
          <text:p text:style-name="P5"><text:s text:c="4"/>4.<text:span text:style-name="T6"><text:s text:c="3"/></text:span>Based on the VHDL in the source file, is <text:span text:style-name="T4">q_out</text:span><text:s/>what you would expect it to be? Paste a screenshot of your timing diagram below (note: do not paste the entire page, crop it so that only the relevant information is shown).<text:span text:style-name="T2"><text:s/>(4)</text:span></text:p>
        </text:list-item>
      </text:list>
      <text:p text:style-name="P9"/>
      <text:p text:style-name="P9"/>
      <text:list text:style-name="L1">
        <text:list-item>
          <text:p text:style-name="P5"><text:s text:c="4"/>5a. <text:s text:c="3"/>Run the simulation again. Is the timing diagram the same or different? <text:span text:style-name="T2">(1)</text:span></text:p>
        </text:list-item>
      </text:list>
      <text:list text:style-name="L2">
        <text:list-item>
          <text:p text:style-name="P5"><text:s text:c="4"/>b. <text:s text:c="4"/>Based on the differences between sequential and concurrent operations in VHDL, is this what you would expect the behavior to be? <text:span text:style-name="T2">(1)</text:span></text:p>
        </text:list-item>
      </text:list>
      <text:p text:style-name="P9"/>
      <text:p text:style-name="P9"/>
      <text:list text:style-name="L1">
        <text:list-item>
          <text:p text:style-name="P5"><text:tab/>6.<text:span text:style-name="T6"><text:s text:c="5"/></text:span>Look at the code beneath the PROCESS statement. What is this going to do? <text:span text:style-name="T2">(1)</text:span></text:p>
        </text:list-item>
      </text:list>
      <text:p text:style-name="P9"/>
      <text:p text:style-name="P9"/>
      <text:list text:style-name="L1">
        <text:list-item>
          <text:p text:style-name="P5"><text:tab/>7a.<text:span text:style-name="T6"><text:s text:c="3"/></text:span>Are the results what you would expect? Paste a copy of your timing diagram below. <text:span text:style-name="T2">(4)</text:span></text:p>
        </text:list-item>
      </text:list>
      <text:list text:style-name="L2">
        <text:list-item>
          <text:p text:style-name="P4"><text:s text:c="4"/>b. <text:s text:c="2"/>Upload a copy of your solution to Blackboard, rename it to problem01.&lt;fsuid&gt;.hw6.vhd and paste a copy of the source code here. Be sure that your solution has a header at the top that contains, at minimum, your name and your Blackboard user name.<text:span text:style-name="T5"><text:s/></text:span><text:span text:style-name="T7">(4)</text:span></text:p>
        </text:list-item>
      </text:list>
      <text:p text:style-name="P10"/>
      <text:p text:style-name="P10"/>
      <text:list text:style-name="L1">
        <text:list-item>
          <text:p text:style-name="P5">What is a std_logic_vector? <text:span text:style-name="T2">(1)</text:span></text:p>
        </text:list-item>
      </text:list>
      <text:list text:style-name="L2">
        <text:list-item>
          <text:p text:style-name="P5">Give an example on how to declare a standard logic vector that can hold 32 elements. <text:span text:style-name="T2">(1)</text:span></text:p>
        </text:list-item>
        <text:list-item>
          <text:p text:style-name="P5">Show how you would assign element 11 of that vector to a signal of type std_logic, <text:span text:style-name="T4">a</text:span>. <text:span text:style-name="T2">(1)</text:span></text:p>
        </text:list-item>
      </text:list>
      <text:p text:style-name="P9"/>
      <text:p text:style-name="P9"/>
      <text:list text:style-name="L2">
        <text:list-item>
          <text:p text:style-name="P4"><text:span text:style-name="T5"><text:s text:c="4"/>9</text:span>a.<text:tab/>What does the OTHERS keyword do? <text:span text:style-name="T2">(1)</text:span></text:p>
        </text:list-item>
      </text:list>
      <text:list text:style-name="L2">
        <text:list-item>
          <text:p text:style-name="P4">What is the variable slt_temp set to when (a &lt; b) is true? <text:span text:style-name="T2">(1)</text:span></text:p>
        </text:list-item>
        <text:list-item>
          <text:p text:style-name="P4">What is the variable slt_temp set to when (a &lt; b) is false? <text:span text:style-name="T2">(1)</text:span></text:p>
        </text:list-item>
        <text:list-item>
          <text:p text:style-name="P4">Fill in the missing sections of VHDL to complete the ALU. Upload a copy of your solution to Blackboard and paste a copy of the source code here. Be sure that your solution has a header at the top that contains, at minimum, your name and your Blackboard user name. <text:span text:style-name="T2">(8)</text:span></text:p>
        </text:list-item>
      </text:list>
      <text:p text:style-name="P11"/>
      <text:list text:style-name="L1">
        <text:list-item>
          <text:p text:style-name="P4">Are the errors reported for <text:span text:style-name="T4">add </text:span>and <text:span text:style-name="T4">sub</text:span><text:s/>for all combinations? Explain. <text:span text:style-name="T2">(3)</text:span></text:p>
        </text:list-item>
      </text:list>
      <text:p text:style-name="P12"/>
      <text:list text:style-name="L1">
        <text:list-item>
          <text:p text:style-name="P4">Paste a screenshot of the full timing diagram <text:span text:style-name="T2">(1)</text:span></text:p>
        </text:list-item>
      </text:list>
      <text:list text:style-name="L2">
        <text:list-item>
          <text:p text:style-name="P4">Paste a screenshot of the timing diagram from 200µs to 250µs. <text:span text:style-name="T2">(1)</text:span></text:p>
        </text:list-item>
        <text:list-item>
          <text:p text:style-name="P4">Paste a screenshot of the timing diagram from 400µs to 450µs. <text:span text:style-name="T2">(1)</text:span></text:p>
        </text:list-item>
        <text:list-item>
          <text:p text:style-name="P4">Paste a screenshot of the timing diagram from 750µs to 800µs. <text:span text:style-name="T2">(1)</text:span></text:p>
        </text:list-item>
        <text:list-item>
          <text:p text:style-name="P4">Paste a screenshot of the timing diagram from 1.2ms to 1.25ms. <text:span text:style-name="T2">(1)</text:span></text:p>
        </text:list-item>
      </text:list>
      <text:p text:style-name="P10"/>
      <text:p text:style-name="P10"/>
      <text:p text:style-name="P12">Extra Credit</text:p>
      <text:p text:style-name="P12">You can receive up to 5 points on your homework grade if you help improve this assignment. Be sure that your comments are constructive and that you provide specifics.</text:p>
      <text:p text:style-name="P10"/>
      <text:p text:style-name="P9"/>
      <text:p text:style-name="P9"/>
      <text:p text:style-name="P9"/>
      <text:p text:style-name="P10"><text:s/></text:p>
      <text:p text:style-name="P12"/>
      <text:p text:style-name="P12"/>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dc:title>Assignment 2</dc:title>
    <meta:initial-creator>hughes</meta:initial-creator>
  </office:meta>
</office:document-meta>
</file>